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18"/>
        <table:table-column table:style-name="co6" table:number-columns-repeated="4" table:default-cell-style-name="ce5"/>
        <table:table-column table:style-name="co6" table:default-cell-style-name="ce3"/>
        <table:table-column table:style-name="co8" table:default-cell-style-name="ce23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  <table:table-cell table:style-name="Default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style-name="Default"/>
          <table:table-cell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office:value-type="float" office:value="84.2016806722684">
            <text:p>84,20</text:p>
          </table:table-cell>
          <table:table-cell office:value-type="float" office:value="1404.38089196021">
            <text:p>1404,38</text:p>
          </table:table-cell>
          <table:table-cell office:value-type="float" office:value="2.89855072463768">
            <text:p>2,90</text:p>
          </table:table-cell>
          <table:table-cell office:value-type="float" office:value="0.673949579831932">
            <text:p>0,67</text:p>
          </table:table-cell>
          <table:table-cell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office:value-type="float" office:value="36.2801932367152">
            <text:p>36,28</text:p>
          </table:table-cell>
          <table:table-cell office:value-type="float" office:value="6058.97069215704">
            <text:p>6058,97</text:p>
          </table:table-cell>
          <table:table-cell office:value-type="float" office:value="6.72268907563025">
            <text:p>6,72</text:p>
          </table:table-cell>
          <table:table-cell office:value-type="float" office:value="0.290338164251209">
            <text:p>0,29</text:p>
          </table:table-cell>
          <table:table-cell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office:value-type="float" office:value="65.4595612362338">
            <text:p>65,46</text:p>
          </table:table-cell>
          <table:table-cell office:value-type="float" office:value="2503.13736231392">
            <text:p>2503,14</text:p>
          </table:table-cell>
          <table:table-cell office:value-type="float" office:value="5.48233363307223">
            <text:p>5,48</text:p>
          </table:table-cell>
          <table:table-cell office:value-type="float" office:value="0.326134233581066">
            <text:p>0,33</text:p>
          </table:table-cell>
          <table:table-cell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office:value-type="float" office:value="84.3820224719095">
            <text:p>84,38</text:p>
          </table:table-cell>
          <table:table-cell office:value-type="float" office:value="1380.49848822341">
            <text:p>1380,50</text:p>
          </table:table-cell>
          <table:table-cell office:value-type="float" office:value="2.97029702970297">
            <text:p>2,97</text:p>
          </table:table-cell>
          <table:table-cell office:value-type="float" office:value="0.524044943820224">
            <text:p>0,52</text:p>
          </table:table-cell>
          <table:table-cell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office:value-type="float" office:value="37.1782178217823">
            <text:p>37,18</text:p>
          </table:table-cell>
          <table:table-cell office:value-type="float" office:value="4827.57683913727">
            <text:p>4827,58</text:p>
          </table:table-cell>
          <table:table-cell office:value-type="float" office:value="7.95755968169761">
            <text:p>7,96</text:p>
          </table:table-cell>
          <table:table-cell office:value-type="float" office:value="0.0891089108910887">
            <text:p>0,09</text:p>
          </table:table-cell>
          <table:table-cell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office:value-type="float" office:value="84.3820224719095">
            <text:p>84,38</text:p>
          </table:table-cell>
          <table:table-cell office:value-type="float" office:value="1380.49848822341">
            <text:p>1380,50</text:p>
          </table:table-cell>
          <table:table-cell office:value-type="float" office:value="6.74157303370787">
            <text:p>6,74</text:p>
          </table:table-cell>
          <table:table-cell office:value-type="float" office:value="0.524044943820224">
            <text:p>0,52</text:p>
          </table:table-cell>
          <table:table-cell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office:value-type="float" office:value="84.0782122905022">
            <text:p>84,08</text:p>
          </table:table-cell>
          <table:table-cell office:value-type="float" office:value="1412.49178901176">
            <text:p>1412,49</text:p>
          </table:table-cell>
          <table:table-cell office:value-type="float" office:value="3.39462517680339">
            <text:p>3,39</text:p>
          </table:table-cell>
          <table:table-cell office:value-type="float" office:value="67.31843575419">
            <text:p>67,32</text:p>
          </table:table-cell>
          <table:table-cell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office:value-type="float" office:value="42.4893917963223">
            <text:p>42,49</text:p>
          </table:table-cell>
          <table:table-cell office:value-type="float" office:value="5411.19094449118">
            <text:p>5411,19</text:p>
          </table:table-cell>
          <table:table-cell office:value-type="float" office:value="9.34579439252337">
            <text:p>9,35</text:p>
          </table:table-cell>
          <table:table-cell office:value-type="float" office:value="31.5738562091503">
            <text:p>31,57</text:p>
          </table:table-cell>
          <table:table-cell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office:value-type="float" office:value="84.3820224719095">
            <text:p>84,38</text:p>
          </table:table-cell>
          <table:table-cell office:value-type="float" office:value="1397.48574260036">
            <text:p>1397,49</text:p>
          </table:table-cell>
          <table:table-cell office:value-type="float" office:value="2.20426157237326">
            <text:p>2,20</text:p>
          </table:table-cell>
          <table:table-cell office:value-type="float" office:value="77.6404494382023">
            <text:p>77,64</text:p>
          </table:table-cell>
          <table:table-cell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office:value-type="float" office:value="22.0573108008823">
            <text:p>22,06</text:p>
          </table:table-cell>
          <table:table-cell office:value-type="float" office:value="11027.5050780805">
            <text:p>11027,51</text:p>
          </table:table-cell>
          <table:table-cell office:value-type="float" office:value="10.4166666666667">
            <text:p>10,42</text:p>
          </table:table-cell>
          <table:table-cell office:value-type="float" office:value="17.8486200140417">
            <text:p>17,85</text:p>
          </table:table-cell>
          <table:table-cell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office:value-type="float" office:value="86.6282420749274">
            <text:p>86,63</text:p>
          </table:table-cell>
          <table:table-cell office:value-type="float" office:value="1315.24197331102">
            <text:p>1315,24</text:p>
          </table:table-cell>
          <table:table-cell office:value-type="float" office:value="2.22222222222222">
            <text:p>2,22</text:p>
          </table:table-cell>
          <table:table-cell office:value-type="float" office:value="55.5043227665706">
            <text:p>55,50</text:p>
          </table:table-cell>
          <table:table-cell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office:value-type="float" office:value="26.9479353680436">
            <text:p>26,95</text:p>
          </table:table-cell>
          <table:table-cell office:value-type="float" office:value="7799.18939606831">
            <text:p>7799,19</text:p>
          </table:table-cell>
          <table:table-cell office:value-type="float" office:value="10.840108401084">
            <text:p>10,84</text:p>
          </table:table-cell>
          <table:table-cell office:value-type="float" office:value="3.03411131059246">
            <text:p>3,03</text:p>
          </table:table-cell>
          <table:table-cell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office:value-type="float" office:value="63.7310489531327">
            <text:p>63,73</text:p>
          </table:table-cell>
          <table:table-cell office:value-type="float" office:value="2896.91950112454">
            <text:p>2896,92</text:p>
          </table:table-cell>
          <table:table-cell office:value-type="float" office:value="6.88401486552537">
            <text:p>6,88</text:p>
          </table:table-cell>
          <table:table-cell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office:value-type="float" office:value="85.3977272727267">
            <text:p>85,40</text:p>
          </table:table-cell>
          <table:table-cell office:value-type="float" office:value="1479.16448355694">
            <text:p>1479,16</text:p>
          </table:table-cell>
          <table:table-cell office:value-type="float" office:value="4.26287744227354">
            <text:p>4,26</text:p>
          </table:table-cell>
          <table:table-cell office:value-type="float" office:value="0.359751344331064">
            <text:p>0,36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office:value-type="float" office:value="44.8358208955221">
            <text:p>44,84</text:p>
          </table:table-cell>
          <table:table-cell office:value-type="float" office:value="5569.06327759409">
            <text:p>5569,06</text:p>
          </table:table-cell>
          <table:table-cell office:value-type="float" office:value="12.3203285420945">
            <text:p>12,32</text:p>
          </table:table-cell>
          <table:table-cell office:value-type="float" office:value="-0.893840323622082">
            <text:p>-0,89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/>
          <table:table-cell office:value-type="float" office:value="81.9618528610349">
            <text:p>81,96</text:p>
          </table:table-cell>
          <table:table-cell office:value-type="float" office:value="1486.38225534996">
            <text:p>1486,38</text:p>
          </table:table-cell>
          <table:table-cell office:value-type="float" office:value="6.53950953678474">
            <text:p>6,54</text:p>
          </table:table-cell>
          <table:table-cell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Default"/>
          <table:table-cell office:value-type="float" office:value="82.0163487738414">
            <text:p>82,02</text:p>
          </table:table-cell>
          <table:table-cell office:value-type="float" office:value="1407.63607315984">
            <text:p>1407,64</text:p>
          </table:table-cell>
          <table:table-cell office:value-type="float" office:value="4.22535211267606">
            <text:p>4,23</text:p>
          </table:table-cell>
          <table:table-cell office:value-type="float" office:value="0.211292305899954">
            <text:p>0,21</text:p>
          </table:table-cell>
          <table:table-cell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Default"/>
          <table:table-cell office:value-type="float" office:value="47.7583465818755">
            <text:p>47,76</text:p>
          </table:table-cell>
          <table:table-cell office:value-type="float" office:value="6825.20860511143">
            <text:p>6825,21</text:p>
          </table:table-cell>
          <table:table-cell office:value-type="float" office:value="11.1287758346582">
            <text:p>11,13</text:p>
          </table:table-cell>
          <table:table-cell office:value-type="float" office:value="-0.817015561463444">
            <text:p>-0,82</text:p>
          </table:table-cell>
          <table:table-cell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 table:style-name="Default"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office:value-type="float" office:value="67.0559735118441">
            <text:p>67,06</text:p>
          </table:table-cell>
          <table:table-cell office:value-type="float" office:value="2604.50215646067">
            <text:p>2604,50</text:p>
          </table:table-cell>
          <table:table-cell office:value-type="float" office:value="5.66246130728007">
            <text:p>5,66</text:p>
          </table:table-cell>
          <table:table-cell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office:value-type="float" office:value="85.9428571428566">
            <text:p>85,94</text:p>
          </table:table-cell>
          <table:table-cell office:value-type="float" office:value="1478.66616642461">
            <text:p>1478,67</text:p>
          </table:table-cell>
          <table:table-cell office:value-type="float" office:value="3.92798690671031">
            <text:p>3,93</text:p>
          </table:table-cell>
          <table:table-cell office:value-type="float" office:value="0.993883242057409">
            <text:p>0,99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office:value-type="float" office:value="49.1653027823236">
            <text:p>49,17</text:p>
          </table:table-cell>
          <table:table-cell office:value-type="float" office:value="4465.4262196908">
            <text:p>4465,43</text:p>
          </table:table-cell>
          <table:table-cell office:value-type="float" office:value="8.28729281767956">
            <text:p>8,29</text:p>
          </table:table-cell>
          <table:table-cell office:value-type="float" office:value="0.422606092429714">
            <text:p>0,42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/>
          <table:table-cell office:value-type="float" office:value="85.9428571428566">
            <text:p>85,94</text:p>
          </table:table-cell>
          <table:table-cell office:value-type="float" office:value="1478.66616642461">
            <text:p>1478,67</text:p>
          </table:table-cell>
          <table:table-cell office:value-type="float" office:value="6.85714285714286">
            <text:p>6,86</text:p>
          </table:table-cell>
          <table:table-cell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/>
          <table:table-cell office:value-type="float" office:value="86.5706051873193">
            <text:p>86,57</text:p>
          </table:table-cell>
          <table:table-cell office:value-type="float" office:value="1327.7297837249">
            <text:p>1327,73</text:p>
          </table:table-cell>
          <table:table-cell office:value-type="float" office:value="2.45649948822927">
            <text:p>2,46</text:p>
          </table:table-cell>
          <table:table-cell office:value-type="float" office:value="3.18517834553328">
            <text:p>3,19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office:value-type="float" office:value="30.7267144319349">
            <text:p>30,73</text:p>
          </table:table-cell>
          <table:table-cell office:value-type="float" office:value="6254.81749939675">
            <text:p>6254,82</text:p>
          </table:table-cell>
          <table:table-cell office:value-type="float" office:value="8.24742268041237">
            <text:p>8,25</text:p>
          </table:table-cell>
          <table:table-cell office:value-type="float" office:value="1.55881889587338">
            <text:p>1,56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/>
          <table:table-cell office:value-type="float" office:value="85.771428571428">
            <text:p>85,77</text:p>
          </table:table-cell>
          <table:table-cell office:value-type="float" office:value="1529.40337760652">
            <text:p>1529,40</text:p>
          </table:table-cell>
          <table:table-cell office:value-type="float" office:value="4.32276657060519">
            <text:p>4,32</text:p>
          </table:table-cell>
          <table:table-cell office:value-type="float" office:value="20.1285199922425">
            <text:p>20,13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office:value-type="float" office:value="35.8661887694148">
            <text:p>35,87</text:p>
          </table:table-cell>
          <table:table-cell office:value-type="float" office:value="10161.9129103464">
            <text:p>10161,91</text:p>
          </table:table-cell>
          <table:table-cell office:value-type="float" office:value="11.4285714285714">
            <text:p>11,43</text:p>
          </table:table-cell>
          <table:table-cell office:value-type="float" office:value="11.6676075260427">
            <text:p>11,67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office:value-type="float" office:value="69.1529037307757">
            <text:p>69,15</text:p>
          </table:table-cell>
          <table:table-cell office:value-type="float" office:value="2093.44900193361">
            <text:p>2093,45</text:p>
          </table:table-cell>
          <table:table-cell office:value-type="float" office:value="5.79660657285521">
            <text:p>5,80</text:p>
          </table:table-cell>
          <table:table-cell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/>
          <table:table-cell office:value-type="float" office:value="81.4092140921404">
            <text:p>81,41</text:p>
          </table:table-cell>
          <table:table-cell office:value-type="float" office:value="1534.65213466863">
            <text:p>1534,65</text:p>
          </table:table-cell>
          <table:table-cell office:value-type="float" office:value="4.40366972477064">
            <text:p>4,40</text:p>
          </table:table-cell>
          <table:table-cell office:value-type="float" office:value="2.48716958491871">
            <text:p>2,49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office:value-type="float" office:value="55.1192660550454">
            <text:p>55,12</text:p>
          </table:table-cell>
          <table:table-cell office:value-type="float" office:value="2991.92136900408">
            <text:p>2991,92</text:p>
          </table:table-cell>
          <table:table-cell office:value-type="float" office:value="7.2992700729927">
            <text:p>7,30</text:p>
          </table:table-cell>
          <table:table-cell office:value-type="float" office:value="1.43535341077854">
            <text:p>1,44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office:value-type="float" office:value="71.1148612445831">
            <text:p>71,11</text:p>
          </table:table-cell>
          <table:table-cell office:value-type="float" office:value="1994.2590109113">
            <text:p>1994,26</text:p>
          </table:table-cell>
          <table:table-cell office:value-type="float" office:value="6.04074635182608">
            <text:p>6,04</text:p>
          </table:table-cell>
          <table:table-cell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/>
          <table:table-cell office:value-type="float" office:value="83.4444444444439">
            <text:p>83,44</text:p>
          </table:table-cell>
          <table:table-cell office:value-type="float" office:value="1420.97941995026">
            <text:p>1420,98</text:p>
          </table:table-cell>
          <table:table-cell office:value-type="float" office:value="4.95867768595041">
            <text:p>4,96</text:p>
          </table:table-cell>
          <table:table-cell office:value-type="float" office:value="1.86887648511293">
            <text:p>1,87</text:p>
          </table:table-cell>
          <table:table-cell office:value-type="string">
            <text:p>Be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/>
          <table:table-cell office:value-type="float" office:value="55.5268022181141">
            <text:p>55,53</text:p>
          </table:table-cell>
          <table:table-cell office:value-type="float" office:value="3775.58429848907">
            <text:p>3775,58</text:p>
          </table:table-cell>
          <table:table-cell office:value-type="float" office:value="6.81818181818182">
            <text:p>6,82</text:p>
          </table:table-cell>
          <table:table-cell office:value-type="float" office:value="0.950165154480366">
            <text:p>0,95</text:p>
          </table:table-cell>
          <table:table-cell office:value-type="string">
            <text:p>Worst</text:p>
          </table:table-cell>
          <table:table-cell table:number-columns-repeated="8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7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28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28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28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28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28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28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12T18:06:09</dc:date>
    <dc:creator>David Forero</dc:creator>
    <meta:editing-duration>P1DT6M55S</meta:editing-duration>
    <meta:editing-cycles>13</meta:editing-cycles>
    <meta:generator>LibreOffice/4.0.2.2$Linux_X86_64 LibreOffice_project/400m0$Build-2</meta:generator>
    <meta:document-statistic meta:table-count="2" meta:cell-count="878" meta:object-count="0"/>
  </office:meta>
</office:document-meta>
</file>